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Helvetica Neue" svg:font-family="'Helvetica Neue', Helvetica, Arial, sans-serif"/>
    <style:font-face style:name="Menlo" svg:font-family="Menlo, Monaco, 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Arial1" fo:font-size="12pt" fo:letter-spacing="normal" fo:language="ru" fo:country="RU" fo:font-style="normal"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Helvetica Neue" fo:font-size="12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397cm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397cm" fo:orphans="2" fo:widows="2" fo:text-indent="0cm" style:auto-text-indent="false"/>
      <style:text-properties fo:font-variant="normal" fo:text-transform="none" fo:color="#333333" style:font-name="Helvetica Neue" fo:font-size="13.5pt" fo:letter-spacing="normal" fo:language="ru" fo:country="RU" fo:font-style="normal" fo:font-weight="bold"/>
    </style:style>
    <style:style style:name="P5" style:family="paragraph" style:parent-style-name="Text_20_body">
      <style:paragraph-properties fo:margin-left="0cm" fo:margin-right="0cm" fo:margin-top="0cm" fo:margin-bottom="0.397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397cm" fo:orphans="2" fo:widows="2" fo:text-indent="0cm" style:auto-text-indent="false" fo:padding="0cm" fo:border="none"/>
      <style:text-properties fo:font-variant="normal" fo:text-transform="none" fo:color="#333333" style:font-name="Arial1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Heading_20_4">
      <style:text-properties fo:language="ru" fo:country="RU"/>
    </style:style>
    <style:style style:name="P9" style:family="paragraph" style:parent-style-name="Text_20_body" style:list-style-name="L1">
      <style:paragraph-properties fo:margin-left="0.661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Arial1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397cm" fo:orphans="2" fo:widows="2" fo:text-indent="0cm" style:auto-text-indent="false"/>
      <style:text-properties fo:font-variant="normal" fo:text-transform="none" fo:color="#333333" style:font-name="Helvetica Neue" fo:font-size="12pt" fo:letter-spacing="normal" fo:language="ru" fo:country="RU" fo:font-style="normal" fo:font-weight="normal"/>
    </style:style>
    <style:style style:name="T1" style:family="text">
      <style:text-properties fo:font-variant="normal" fo:text-transform="none" fo:color="#333333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Arial1" fo:font-size="12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12pt" fo:letter-spacing="normal" fo:language="ru" fo:country="RU" fo:font-style="normal" fo:font-weight="normal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6" style:family="text">
      <style:text-properties fo:font-variant="normal" fo:text-transform="none" fo:color="#c7254e" style:font-name="Menlo" fo:font-size="10.5pt" fo:letter-spacing="normal" fo:font-style="normal" fo:font-weight="normal" fo:background-color="#f9f2f4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так, вы решили начать пользоваться VPN. Замечательное решение!</text:p>
      <text:p text:style-name="P6">Технология VPN (виртуальная частная сеть, от англ. Virtual Private Network) не просто позволит вам получить доступ к заблокированному контенту, но еще и защитит вас и ваше интернет-подключение.</text:p>
      <text:p text:style-name="P6">Ваш личный трафик шифруется и безопасно передается через интернет. Это защитит вас от множества интернет-угроз.</text:p>
      <text:list xml:id="list1191661583148953011" text:style-name="L1">
        <text:list-item>
          <text:p text:style-name="P9">Если вы используете VPN-сервис, то хакерам становится крайне сложно получить доступ к вашим данным и переписке.</text:p>
        </text:list-item>
        <text:list-item>
          <text:p text:style-name="P9">Вы можете пользоваться общедоступными точками доступа WiFi, не беспокоясь на счет хакеров, вы также сможете безопасно подключаться к любым удаленным серверам.</text:p>
        </text:list-item>
        <text:list-item>
          <text:p text:style-name="P9">Высокий уровень защиты приблизит вас к возможности по-настоящему анонимной работы в сети.</text:p>
        </text:list-item>
      </text:list>
      <text:p text:style-name="P7"><text:span text:style-name="T1">Но знаете ли вы, что </text:span><text:span text:style-name="Strong_20_Emphasis"><text:span text:style-name="T2">в настоящий момент на рынке присутствует свыше 300 VPN-сервисов</text:span></text:span><text:span text:style-name="T1">? Выбор велик, и даже слишком.</text:span></text:p>
      <text:p text:style-name="P6">К тому же, некоторые VPN-сервисы хороши в плане безопасности, некоторые — в плане скорости подключения.</text:p>
      <text:h text:style-name="P8" text:outline-level="4"><text:span text:style-name="T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Helvetica Neue" svg:font-family="'Helvetica Neue', Helvetica, Arial, sans-serif"/>
    <style:font-face style:name="Menlo" svg:font-family="Menlo, Monaco, 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52S</meta:editing-duration>
    <meta:editing-cycles>6</meta:editing-cycles>
    <meta:generator>OpenOffice/4.1.10$Win32 OpenOffice.org_project/4110m2$Build-9807</meta:generator>
    <dc:date>2023-08-04T12:28:01.09</dc:date>
    <meta:document-statistic meta:table-count="0" meta:image-count="0" meta:object-count="0" meta:page-count="1" meta:paragraph-count="8" meta:word-count="136" meta:character-count="945"/>
    <meta:user-defined meta:name="Info 1"/>
    <meta:user-defined meta:name="Info 2"/>
    <meta:user-defined meta:name="Info 3"/>
    <meta:user-defined meta:name="Info 4"/>
  </office:meta>
</office:document-meta>
</file>